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rtimeus6Dots" svg:font-family="Bartimeus6Dot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rtimeus6Dots" fo:font-size="32pt" officeooo:rsid="00121e25" officeooo:paragraph-rsid="00121e25" style:font-size-asian="28pt" style:font-size-complex="32pt"/>
    </style:style>
    <style:style style:name="P2" style:family="paragraph" style:parent-style-name="Standard">
      <style:text-properties style:font-name="Bartimeus6Dots" fo:font-size="32pt" officeooo:rsid="00156eee" officeooo:paragraph-rsid="00156eee" style:font-size-asian="28pt" style:font-size-complex="32pt"/>
    </style:style>
    <style:style style:name="P3" style:family="paragraph" style:parent-style-name="Standard">
      <style:text-properties style:font-name="Bartimeus6Dots" fo:font-size="15pt" officeooo:rsid="00140370" officeooo:paragraph-rsid="00140370" style:font-size-asian="15pt" style:font-size-complex="15pt"/>
    </style:style>
    <style:style style:name="P4" style:family="paragraph" style:parent-style-name="Standard">
      <style:text-properties style:font-name="Courier New" fo:font-size="32pt" officeooo:rsid="00121e25" officeooo:paragraph-rsid="00121e25" style:font-size-asian="28pt" style:font-size-complex="32pt"/>
    </style:style>
    <style:style style:name="P5" style:family="paragraph" style:parent-style-name="Standard">
      <style:text-properties style:font-name="Courier New" fo:font-size="32pt" officeooo:rsid="00140370" officeooo:paragraph-rsid="00140370" style:font-size-asian="28pt" style:font-size-complex="32pt"/>
    </style:style>
    <style:style style:name="P6" style:family="paragraph" style:parent-style-name="Standard">
      <style:paragraph-properties fo:break-before="page"/>
      <style:text-properties style:font-name="Courier New" fo:font-size="15pt" officeooo:rsid="00140370" officeooo:paragraph-rsid="00140370" style:font-size-asian="15pt" style:font-size-complex="15pt"/>
    </style:style>
    <style:style style:name="P7" style:family="paragraph" style:parent-style-name="Standard">
      <style:text-properties style:font-name="Courier New" fo:font-size="15pt" officeooo:rsid="00140370" officeooo:paragraph-rsid="00140370" style:font-size-asian="15pt" style:font-size-complex="15pt"/>
    </style:style>
    <style:style style:name="P8" style:family="paragraph" style:parent-style-name="Standard">
      <style:text-properties style:font-name="Courier New" fo:font-size="15pt" officeooo:rsid="00140370" officeooo:paragraph-rsid="00152e4e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b c d e f g h I j</text:p>
      <text:p text:style-name="P1">k l m n o p q r s t</text:p>
      <text:p text:style-name="P1">u v w x y z</text:p>
      <text:p text:style-name="P1"/>
      <text:p text:style-name="P4">a b c d e f g h i j</text:p>
      <text:p text:style-name="P4">k l m n o p q r s t</text:p>
      <text:p text:style-name="P4">u v w x y z</text:p>
      <text:p text:style-name="P4"/>
      <text:p text:style-name="P4"/>
      <text:p text:style-name="P6">kleine letters</text:p>
      <text:p text:style-name="P3">a b c e i</text:p>
      <text:p text:style-name="P7">a b c e i</text:p>
      <text:p text:style-name="P7"/>
      <text:p text:style-name="P7">kussenletters</text:p>
      <text:p text:style-name="P7">g f d h j</text:p>
      <text:p text:style-name="P3">g f d h j</text:p>
      <text:p text:style-name="P7"/>
      <text:p text:style-name="P7">open letters - geheel</text:p>
      <text:p text:style-name="P7">k m u x</text:p>
      <text:p text:style-name="P3">k m u x</text:p>
      <text:p text:style-name="P7"/>
      <text:p text:style-name="P7">open letters – gedeeltelijk</text:p>
      <text:p text:style-name="P7">o n z y</text:p>
      <text:p text:style-name="P3">o n z y</text:p>
      <text:p text:style-name="P7"/>
      <text:p text:style-name="P7">gesloten letters</text:p>
      <text:p text:style-name="P7">l p v r q é </text:p>
      <text:p text:style-name="P3">l p v r q é </text:p>
      <text:p text:style-name="P7"/>
      <text:p text:style-name="P7">andere letters</text:p>
      <text:p text:style-name="P8">s t w </text:p>
      <text:p text:style-name="P3">s t w </text:p>
      <text:p text:style-name="P3"/>
      <text:p text:style-name="P7">cijfer teken</text:p>
      <text:p text:style-name="P5"/>
      <text:p text:style-name="P5"/>
      <text:p text:style-name="P5"/>
      <text:p text:style-name="P5"/>
      <text:p text:style-name="P2">revalidatie braille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rtimeus6Dots" svg:font-family="Bartimeus6Dot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2T13:44:05.600000000</meta:creation-date>
    <dc:date>2021-12-22T15:31:06.092000000</dc:date>
    <meta:editing-duration>PT1H26M48S</meta:editing-duration>
    <meta:editing-cycles>4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26" meta:word-count="124" meta:character-count="334" meta:non-whitespace-character-count="231"/>
  </office:meta>
</office:document-meta>
</file>